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17e39" officeooo:paragraph-rsid="00117e39" style:font-size-asian="17.5pt" style:font-size-complex="20pt"/>
    </style:style>
    <style:style style:name="P2" style:family="paragraph" style:parent-style-name="Standard">
      <style:paragraph-properties fo:text-align="start" style:justify-single-word="false"/>
      <style:text-properties fo:font-size="12pt" officeooo:rsid="00117e39" officeooo:paragraph-rsid="00117e39" style:font-size-asian="10.5pt" style:font-size-complex="12pt"/>
    </style:style>
    <style:style style:name="P3" style:family="paragraph" style:parent-style-name="Standard" style:list-style-name="L3">
      <style:paragraph-properties fo:text-align="start" style:justify-single-word="false"/>
      <style:text-properties fo:font-size="12pt" officeooo:rsid="00117e39" officeooo:paragraph-rsid="00117e39" style:font-size-asian="10.5pt" style:font-size-complex="12pt"/>
    </style:style>
    <style:style style:name="P4" style:family="paragraph" style:parent-style-name="Standard" style:list-style-name="L4">
      <style:paragraph-properties fo:text-align="start" style:justify-single-word="false"/>
      <style:text-properties fo:font-size="12pt" officeooo:rsid="00117e39" officeooo:paragraph-rsid="00117e39" style:font-size-asian="10.5pt" style:font-size-complex="12pt"/>
    </style:style>
    <style:style style:name="P5" style:family="paragraph" style:parent-style-name="Standard" style:list-style-name="L5">
      <style:paragraph-properties fo:text-align="start" style:justify-single-word="false"/>
      <style:text-properties fo:font-size="12pt" officeooo:rsid="00117e39" officeooo:paragraph-rsid="00117e39" style:font-size-asian="10.5pt" style:font-size-complex="12pt"/>
    </style:style>
    <style:style style:name="P6" style:family="paragraph" style:parent-style-name="Standard" style:list-style-name="L6">
      <style:paragraph-properties fo:text-align="start" style:justify-single-word="false"/>
      <style:text-properties fo:font-size="12pt" officeooo:rsid="00117e39" officeooo:paragraph-rsid="00117e39" style:font-size-asian="10.5pt" style:font-size-complex="12pt"/>
    </style:style>
    <style:style style:name="P7" style:family="paragraph" style:parent-style-name="Standard" style:list-style-name="L6">
      <style:paragraph-properties fo:text-align="start" style:justify-single-word="false"/>
      <style:text-properties fo:font-size="12pt" officeooo:rsid="001302a6" officeooo:paragraph-rsid="001302a6" style:font-size-asian="10.5pt" style:font-size-complex="12pt"/>
    </style:style>
    <style:style style:name="P8" style:family="paragraph" style:parent-style-name="Standard">
      <style:paragraph-properties fo:text-align="start" style:justify-single-word="false"/>
      <style:text-properties fo:font-size="12pt" officeooo:rsid="001302a6" officeooo:paragraph-rsid="001302a6" style:font-size-asian="10.5pt" style:font-size-complex="12pt"/>
    </style:style>
    <style:style style:name="P9" style:family="paragraph" style:parent-style-name="Standard" style:list-style-name="L7">
      <style:paragraph-properties fo:text-align="start" style:justify-single-word="false"/>
      <style:text-properties fo:font-size="12pt" officeooo:rsid="001302a6" officeooo:paragraph-rsid="001302a6" style:font-size-asian="10.5pt" style:font-size-complex="12pt"/>
    </style:style>
    <style:style style:name="P10" style:family="paragraph" style:parent-style-name="Standard" style:list-style-name="L8">
      <style:paragraph-properties fo:text-align="start" style:justify-single-word="false"/>
      <style:text-properties fo:font-size="12pt" officeooo:rsid="001398ec" officeooo:paragraph-rsid="001398ec" style:font-size-asian="10.5pt" style:font-size-complex="12pt"/>
    </style:style>
    <style:style style:name="P11" style:family="paragraph" style:parent-style-name="Standard">
      <style:paragraph-properties fo:text-align="start" style:justify-single-word="false"/>
      <style:text-properties fo:font-size="12pt" officeooo:rsid="001398ec" officeooo:paragraph-rsid="001398ec" style:font-size-asian="10.5pt" style:font-size-complex="12pt"/>
    </style:style>
    <style:style style:name="P12" style:family="paragraph" style:parent-style-name="Standard" style:list-style-name="L9">
      <style:paragraph-properties fo:text-align="start" style:justify-single-word="false"/>
      <style:text-properties fo:font-size="12pt" officeooo:rsid="001398ec" officeooo:paragraph-rsid="001398ec" style:font-size-asian="10.5pt" style:font-size-complex="12pt"/>
    </style:style>
    <style:style style:name="P13" style:family="paragraph" style:parent-style-name="Standard" style:list-style-name="L10">
      <style:paragraph-properties fo:text-align="start" style:justify-single-word="false"/>
      <style:text-properties fo:font-size="12pt" officeooo:rsid="001398ec" officeooo:paragraph-rsid="00140a13" style:font-size-asian="10.5pt" style:font-size-complex="12pt"/>
    </style:style>
    <style:style style:name="P14" style:family="paragraph" style:parent-style-name="Standard" style:list-style-name="L11">
      <style:paragraph-properties fo:text-align="start" style:justify-single-word="false"/>
      <style:text-properties fo:font-size="12pt" officeooo:rsid="001398ec" officeooo:paragraph-rsid="00140a13" style:font-size-asian="10.5pt" style:font-size-complex="12pt"/>
    </style:style>
    <style:style style:name="P15" style:family="paragraph" style:parent-style-name="Standard" style:list-style-name="L10">
      <style:paragraph-properties fo:text-align="start" style:justify-single-word="false"/>
      <style:text-properties fo:font-size="12pt" officeooo:rsid="00140a13" officeooo:paragraph-rsid="00140a13" style:font-size-asian="10.5pt" style:font-size-complex="12pt"/>
    </style:style>
    <style:style style:name="P16" style:family="paragraph" style:parent-style-name="Standard">
      <style:paragraph-properties fo:text-align="start" style:justify-single-word="false"/>
      <style:text-properties fo:font-size="12pt" officeooo:rsid="00140a13" officeooo:paragraph-rsid="00140a13" style:font-size-asian="10.5pt" style:font-size-complex="12pt"/>
    </style:style>
    <style:style style:name="P17" style:family="paragraph" style:parent-style-name="Standard" style:list-style-name="L11">
      <style:paragraph-properties fo:text-align="start" style:justify-single-word="false"/>
      <style:text-properties fo:font-size="12pt" officeooo:rsid="00140a13" officeooo:paragraph-rsid="00140a13" style:font-size-asian="10.5pt" style:font-size-complex="12pt"/>
    </style:style>
    <style:style style:name="T1" style:family="text">
      <style:text-properties officeooo:rsid="001302a6"/>
    </style:style>
    <style:style style:name="T2" style:family="text">
      <style:text-properties officeooo:rsid="001398e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WT2 Basic Test Plan</text:p>
      <text:p text:style-name="P1"/>
      <text:p text:style-name="P2">This is a basic plan for testing the LWT2 application. The goal is to eventually convert these into automated tests using Selenium. At present, they are being executed manually when the application changes. <text:span text:style-name="T1">This plan is by no means meant to be exhaustive, but rather serve as a guide for what to test.</text:span></text:p>
      <text:p text:style-name="P2"/>
      <text:p text:style-name="P2">Before every test: Run the back-end server using “python server/server.py” (from root, using Python3). Then run the angular server using “ng serve”.</text:p>
      <text:p text:style-name="P2"/>
      <text:p text:style-name="P2">Sanity Checks:</text:p>
      <text:p text:style-name="P2"/>
      <text:list xml:id="list2956592081" text:style-name="L3">
        <text:list-item>
          <text:p text:style-name="P3">Navigate to <text:a xlink:type="simple" xlink:href="http://localhost:4200/user/0" text:style-name="Internet_20_link" text:visited-style-name="Visited_20_Internet_20_Link">http://localhost:4200/user/0</text:a>. Homepage should be shown. The “Home” navbar link should be bolded.</text:p>
        </text:list-item>
        <text:list-item>
          <text:p text:style-name="P3">Navigate to the “My Documents”, “My Word List”, and “Upload New Document” links. Make sure the correct page is displayed and that the correct link is bolded.</text:p>
        </text:list-item>
      </text:list>
      <text:p text:style-name="P2"/>
      <text:p text:style-name="P2">Basic Use Cases:</text:p>
      <text:p text:style-name="P2"/>
      <text:p text:style-name="P2">Steps to execute before each of these tests:</text:p>
      <text:list xml:id="list1964889267" text:style-name="L4">
        <text:list-item>
          <text:p text:style-name="P4">Navigate to <text:a xlink:type="simple" xlink:href="http://localhost:4200/user/0/upload" text:style-name="Internet_20_link" text:visited-style-name="Visited_20_Internet_20_Link">http://localhost:4200/user/0/upload</text:a>.</text:p>
        </text:list-item>
        <text:list-item>
          <text:p text:style-name="P4">Upload a new document, making sure all 3 fields are filled, and a basic text is entered. I usually do Title=”Test”, Language=”English”, Text=”This is a test.”.</text:p>
        </text:list-item>
        <text:list-item>
          <text:p text:style-name="P4">Click the “Upload New Document” button.</text:p>
        </text:list-item>
        <text:list-item>
          <text:p text:style-name="P4">Make sure success message is present.</text:p>
        </text:list-item>
      </text:list>
      <text:p text:style-name="P2"/>
      <text:p text:style-name="P2">Steps to execute after each of these tests:</text:p>
      <text:list xml:id="list1864607398" text:style-name="L5">
        <text:list-item>
          <text:p text:style-name="P5">Navigate to <text:a xlink:type="simple" xlink:href="http://localhost:4200/user/0/documents" text:style-name="Internet_20_link" text:visited-style-name="Visited_20_Internet_20_Link">http://localhost:4200/user/0/documents</text:a>.</text:p>
        </text:list-item>
        <text:list-item>
          <text:p text:style-name="P5">Click the “Delete All” button.</text:p>
        </text:list-item>
        <text:list-item>
          <text:p text:style-name="P5">Make sure success message is present.</text:p>
        </text:list-item>
        <text:list-item>
          <text:p text:style-name="P5">Navigate to <text:a xlink:type="simple" xlink:href="http://localhost:4200/user/0/words" text:style-name="Internet_20_link" text:visited-style-name="Visited_20_Internet_20_Link">http://localhost:4200/user/0/words</text:a>.</text:p>
        </text:list-item>
        <text:list-item>
          <text:p text:style-name="P5">Click the “Delete All Words” button.</text:p>
        </text:list-item>
        <text:list-item>
          <text:p text:style-name="P5">Make sure success message is present.</text:p>
        </text:list-item>
      </text:list>
      <text:p text:style-name="P2"/>
      <text:p text:style-name="P2"><text:tab/>Basic Use Case Test <text:span text:style-name="T1">#1</text:span>:</text:p>
      <text:list xml:id="list2692392608" text:style-name="L6">
        <text:list-item>
          <text:p text:style-name="P6">Navigate to <text:a xlink:type="simple" xlink:href="http://localhost:4200/user/0/documents" text:style-name="Internet_20_link" text:visited-style-name="Visited_20_Internet_20_Link">http://localhost:4200/user/0/documents</text:a>.</text:p>
        </text:list-item>
        <text:list-item>
          <text:p text:style-name="P6">Make sure test document is present.</text:p>
        </text:list-item>
        <text:list-item>
          <text:p text:style-name="P7">Click on test document.</text:p>
        </text:list-item>
        <text:list-item>
          <text:p text:style-name="P7">Should be on Study Document page. Make sure document text is correct for the document clicked on.</text:p>
        </text:list-item>
        <text:list-item>
          <text:p text:style-name="P7">All words should be highlighted light blue, since we haven’t interacted with any of them yet.</text:p>
        </text:list-item>
        <text:list-item>
          <text:p text:style-name="P7">Click on a word from the study box, set it’s familiarity to “unknown”. Highlight color should change to yellow. Now set to “practicing”. Highlight color should change to green. Now set to “recognize”. Highlight color should change to beige. Now set to “learned”. Highlight color should disappear.</text:p>
        </text:list-item>
        <text:list-item>
          <text:p text:style-name="P7">Set the familiarity back to “practicing”. Then, navigate to “My Word List”. The word list should show the correct familiarity.</text:p>
          <text:p text:style-name="P7"><text:s/></text:p>
        </text:list-item>
      </text:list>
      <text:p text:style-name="P8"><text:tab/>Basic Use Case Test #2:</text:p>
      <text:list xml:id="list2588679900" text:style-name="L7">
        <text:list-item>
          <text:p text:style-name="P9">Execute steps 1-5 from Basic Use Case Test #1</text:p>
        </text:list-item>
        <text:list-item>
          <text:p text:style-name="P9"><text:soft-page-break/>Click on a word from the study box.</text:p>
        </text:list-item>
        <text:list-item>
          <text:p text:style-name="P9">Set a value for it’s translation. To make sure Unicode is working property, I like to use the cyrillic alphabet for this field.</text:p>
        </text:list-item>
        <text:list-item>
          <text:p text:style-name="P9">Navigate to “My Word List”. Translation should be present.</text:p>
        </text:list-item>
      </text:list>
      <text:p text:style-name="P8"/>
      <text:p text:style-name="P8"><text:tab/><text:span text:style-name="T2">Basic Use Case Test #3:</text:span></text:p>
      <text:list xml:id="list2841347763" text:style-name="L8">
        <text:list-item>
          <text:p text:style-name="P10">Execute steps 1-5 from Basic Use Case Test #1</text:p>
        </text:list-item>
        <text:list-item>
          <text:p text:style-name="P10">Click on a word from the study box.</text:p>
        </text:list-item>
        <text:list-item>
          <text:p text:style-name="P10">Set the familiarity to “Practicing”. The word should highlight green.</text:p>
        </text:list-item>
        <text:list-item>
          <text:p text:style-name="P10">The the translation to something.</text:p>
        </text:list-item>
        <text:list-item>
          <text:p text:style-name="P10">Navigate to “My Word List”. The word should have the correct familiarity and translation in the word list.</text:p>
        </text:list-item>
        <text:list-item>
          <text:p text:style-name="P10">Click on the word on the word list</text:p>
        </text:list-item>
        <text:list-item>
          <text:p text:style-name="P10">Change the familiarity. Make sure it updates in the table.</text:p>
        </text:list-item>
        <text:list-item>
          <text:p text:style-name="P10">Change the translation. Make sure it updates in the table.</text:p>
        </text:list-item>
      </text:list>
      <text:p text:style-name="P11"/>
      <text:p text:style-name="P11">Document Upload Test #1:</text:p>
      <text:p text:style-name="P11"/>
      <text:list xml:id="list4064793896" text:style-name="L9">
        <text:list-item>
          <text:p text:style-name="P12">Navigate to <text:a xlink:type="simple" xlink:href="http://localhost:4200/user/0/upload" text:style-name="Internet_20_link" text:visited-style-name="Visited_20_Internet_20_Link">http://localhost:4200/user/0/upload</text:a> and upload a new document with at least one pair of duplicate words. </text:p>
        </text:list-item>
        <text:list-item>
          <text:p text:style-name="P12">Click on the “My Documents” link and select the document.</text:p>
        </text:list-item>
        <text:list-item>
          <text:p text:style-name="P12">Click on one of the duplicate words. Change the familiarity to “practicing”. Both copies of the word should change highlight color to green.</text:p>
        </text:list-item>
        <text:list-item>
          <text:p text:style-name="P12">Set a translation on the word. Both copies of the word should have the same translation.</text:p>
        </text:list-item>
        <text:list-item>
          <text:p text:style-name="P12">Navigate to “My Word List”.</text:p>
        </text:list-item>
        <text:list-item>
          <text:p text:style-name="P12">There should only be 1 copy of the word and it should have the correct familiarity and translation.</text:p>
        </text:list-item>
        <text:list-item>
          <text:p text:style-name="P12">Cleanup: Delete the documents and the words from the database.</text:p>
        </text:list-item>
      </text:list>
      <text:p text:style-name="P11"/>
      <text:p text:style-name="P11">Document Upload Test #2:</text:p>
      <text:list xml:id="list930105005" text:style-name="L10">
        <text:list-item>
          <text:p text:style-name="P13">Navigate to <text:a xlink:type="simple" xlink:href="http://localhost:4200/user/0/upload" text:style-name="Internet_20_link" text:visited-style-name="Visited_20_Internet_20_Link">http://localhost:4200/user/0/upload</text:a> and upload a new document.</text:p>
        </text:list-item>
        <text:list-item>
          <text:p text:style-name="P15">Upload a new document using all fields.</text:p>
        </text:list-item>
        <text:list-item>
          <text:p text:style-name="P15">After uploading the document, click “Submit Another Document”.</text:p>
        </text:list-item>
        <text:list-item>
          <text:p text:style-name="P15">The form should be cleared.</text:p>
        </text:list-item>
        <text:list-item>
          <text:p text:style-name="P15">Submit another document. The text should contain at least one of the same words as the previous upload. </text:p>
        </text:list-item>
        <text:list-item>
          <text:p text:style-name="P15">Navigate to “My Documents”. Both documents should be present.</text:p>
        </text:list-item>
        <text:list-item>
          <text:p text:style-name="P15">Click on the first document.</text:p>
        </text:list-item>
        <text:list-item>
          <text:p text:style-name="P15">Select the word that exists in both documents. Change it’s familiarity and translation.</text:p>
        </text:list-item>
        <text:list-item>
          <text:p text:style-name="P15">Click on “My Documents” then click on the second document. </text:p>
        </text:list-item>
        <text:list-item>
          <text:p text:style-name="P15"><text:s/>The highlight color on the word previously changed should be correct. Click on the word to ensure the translation is correct.</text:p>
        </text:list-item>
        <text:list-item>
          <text:p text:style-name="P15">Cleanup: Delete the documents and the words.</text:p>
        </text:list-item>
      </text:list>
      <text:p text:style-name="P16"/>
      <text:p text:style-name="P16">Form Validation Test:</text:p>
      <text:list xml:id="list4193241692" text:style-name="L11">
        <text:list-item>
          <text:p text:style-name="P14">Navigate to <text:a xlink:type="simple" xlink:href="http://localhost:4200/user/0/upload" text:style-name="Internet_20_link" text:visited-style-name="Visited_20_Internet_20_Link">http://localhost:4200/user/0/upload</text:a> and upload a new document.</text:p>
        </text:list-item>
        <text:list-item>
          <text:p text:style-name="P17">Try to submit an empty form.</text:p>
        </text:list-item>
        <text:list-item>
          <text:p text:style-name="P17">There should be an error.</text:p>
        </text:list-item>
        <text:list-item>
          <text:p text:style-name="P17">Repeat steps 1-3 using every combination of empty and filled inputs (except all filled, which <text:s/>has already been tested). Unless all fields are present, there should always be an error.</text:p>
          <text:p text:style-name="P1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2:28:21.960108431</meta:creation-date>
    <dc:date>2018-03-09T13:11:48.625206152</dc:date>
    <meta:editing-duration>PT15S</meta:editing-duration>
    <meta:editing-cycles>1</meta:editing-cycles>
    <meta:document-statistic meta:table-count="0" meta:image-count="0" meta:object-count="0" meta:page-count="2" meta:paragraph-count="67" meta:word-count="788" meta:character-count="4658" meta:non-whitespace-character-count="3980"/>
    <meta:generator>LibreOffice/5.4.5.1$Linux_X86_64 LibreOffice_project/40m0$Build-1</meta:generator>
  </office:meta>
</office:document-meta>
</file>